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InfoSection.createClient( Section section , FormToolkit toolk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vyInfoSection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InfoSection.createOrganisationEntry( Composite parent , FormToolkit toolk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InfoSection.IvyInfoSection( IFormPage page , Composite parent , int style , boolean titleB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InfoSection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